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165in"/>
    </style:style>
    <style:style style:name="co2" style:family="table-column">
      <style:table-column-properties fo:break-before="auto" style:column-width="5.6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236in" fo:break-before="auto" style:use-optimal-row-height="true"/>
    </style:style>
    <style:style style:name="ro6" style:family="table-row">
      <style:table-row-properties style:row-height="0.4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Noto Sans Arabic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4"/>
        <table:table-column table:style-name="co1" table:number-columns-repeated="2" table:default-cell-style-name="Default"/>
        <table:table-column table:style-name="co2" table:default-cell-style-name="ce4"/>
        <table:table-column table:style-name="co1" table:number-columns-repeated="16377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Functions</text:p>
          </table:table-cell>
          <table:covered-table-cell table:style-name="Default"/>
          <table:table-cell table:style-name="Default"/>
          <table:table-cell table:number-columns-repeated="2"/>
          <table:table-cell table:style-name="Default"/>
          <table:table-cell table:number-columns-repeated="16377"/>
        </table:table-row>
        <table:table-row table:style-name="ro3">
          <table:table-cell/>
          <table:table-cell table:style-name="ce2" office:value-type="string" calcext:value-type="string" table:number-columns-spanned="2" table:number-rows-spanned="1">
            <text:p>Character &amp; String Manipulation</text:p>
          </table:table-cell>
          <table:covered-table-cell table:style-name="Default"/>
          <table:table-cell table:style-name="Default"/>
          <table:table-cell/>
          <table:table-cell office:value-type="string" calcext:value-type="string">
            <text:p>Reloaded</text:p>
          </table:table-cell>
          <table:table-cell table:style-name="Default"/>
          <table:table-cell table:number-columns-repeated="16377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Character Classification (ctype.h)</text:p>
          </table:table-cell>
          <table:covered-table-cell table:style-name="Default"/>
          <table:table-cell table:style-name="Default" office:value-type="string" calcext:value-type="string">
            <text:p>Reloaded</text:p>
          </table:table-cell>
          <table:table-cell table:style-name="ce6"/>
          <table:table-cell table:style-name="ce6" office:value-type="string" calcext:value-type="string">
            <text:p>Title</text:p>
          </table:table-cell>
          <table:table-cell table:style-name="Default"/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isalnum</text:a></text:p>
          </table:table-cell>
          <table:table-cell office:value-type="string" calcext:value-type="string">
            <text:p>Check if a character is alphanumeric.</text:p>
          </table:table-cell>
          <table:table-cell table:formula="of:=VLOOKUP([.B6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Oh yeah, mooore...</text:p>
          </table:table-cell>
          <table:table-cell table:style-name="ce2" office:value-type="string" calcext:value-type="string">
            <text:p> Introduction to C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isalpha</text:a></text:p>
          </table:table-cell>
          <table:table-cell office:value-type="string" calcext:value-type="string">
            <text:p>Check if a character is alphabetic.</text:p>
          </table:table-cell>
          <table:table-cell table:formula="of:=VLOOKUP([.B7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Z</text:p>
          </table:table-cell>
          <table:table-cell office:value-type="string" calcext:value-type="string">
            <text:p><text:a xlink:href="https://github.com/pasqualerossi/42-Piscine/blob/main/README.md#c00---introduction-to-c" xlink:type="simple"> </text:a>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isascii</text:a></text:p>
          </table:table-cell>
          <table:table-cell office:value-type="string" calcext:value-type="string">
            <text:p>Check if a character is an ASCII character.</text:p>
          </table:table-cell>
          <table:table-cell table:formula="of:=VLOOKUP([.B8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clean</text:p>
          </table:table-cell>
          <table:table-cell office:value-type="string" calcext:value-type="string">
            <text:p><text:a xlink:href="https://github.com/pasqualerossi/42-Piscine/blob/main/C00%20-%20C07%20Piscine%20Projects/c00/ex00%20-%20ft_putchar/ft_putchar.c" xlink:type="simple">ex00: ft_putchar</text:a> - Print a Character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<text:a xlink:href="" xlink:type="simple">ft_isdigit</text:a></text:p>
          </table:table-cell>
          <table:table-cell office:value-type="string" calcext:value-type="string">
            <text:p>Check if a character is a digit.</text:p>
          </table:table-cell>
          <table:table-cell table:formula="of:=VLOOKUP([.B9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find_sh</text:p>
          </table:table-cell>
          <table:table-cell office:value-type="string" calcext:value-type="string">
            <text:p><text:a xlink:href="https://github.com/pasqualerossi/42-Piscine/blob/main/C00%20-%20C07%20Piscine%20Projects/c00/ex01%20-%20ft_print_alphabet/ft_print_alphabet.c" xlink:type="simple">ex01: ft_print_alphabet</text:a> - Print the Alphabet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isprint</text:a></text:p>
          </table:table-cell>
          <table:table-cell office:value-type="string" calcext:value-type="string">
            <text:p>Check if a character is printable.</text:p>
          </table:table-cell>
          <table:table-cell table:formula="of:=VLOOKUP([.B10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MAC</text:p>
          </table:table-cell>
          <table:table-cell office:value-type="string" calcext:value-type="string">
            <text:p><text:a xlink:href="https://github.com/pasqualerossi/42-Piscine/blob/main/C00%20-%20C07%20Piscine%20Projects/c00/ex02%20-%20ft_print_reverse_alphabet/ft_print_reverse_alphabet.c" xlink:type="simple">ex02: ft_print_reverse_alphabet</text:a> - Print the Alphabet in Reverse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tolower</text:a></text:p>
          </table:table-cell>
          <table:table-cell office:value-type="string" calcext:value-type="string">
            <text:p>Convert an uppercase letter to lowercase.</text:p>
          </table:table-cell>
          <table:table-cell table:formula="of:=VLOOKUP([.B11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Can you create it ?</text:p>
          </table:table-cell>
          <table:table-cell office:value-type="string" calcext:value-type="string">
            <text:p><text:a xlink:href="https://github.com/pasqualerossi/42-Piscine/blob/main/C00%20-%20C07%20Piscine%20Projects/c00/ex03%20-%20ft_print_numbers/ft_print_numbers.c" xlink:type="simple">ex03: ft_print_numbers</text:a> - Print the Numbers 0 to 9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toupper</text:a></text:p>
          </table:table-cell>
          <table:table-cell office:value-type="string" calcext:value-type="string">
            <text:p>Convert a lowercase letter to uppercase.</text:p>
          </table:table-cell>
          <table:table-cell table:formula="of:=VLOOKUP([.B12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ft_print_alphabet</text:p>
          </table:table-cell>
          <table:table-cell office:value-type="string" calcext:value-type="string">
            <text:p><text:a xlink:href="https://github.com/pasqualerossi/42-Piscine/blob/main/C00%20-%20C07%20Piscine%20Projects/c00/ex04%20-%20ft_is_negative/ft_is_negative.c" xlink:type="simple">ex04: ft_is_negative</text:a> - Print the Numbers 9 to 0 in Reverse</text:p>
          </table:table-cell>
          <table:table-cell table:number-columns-repeated="16377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String Operations (string.h)</text:p>
          </table:table-cell>
          <table:covered-table-cell table:style-name="Default"/>
          <table:table-cell table:formula="of:=VLOOKUP([.B13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ft_print_numbers</text:p>
          </table:table-cell>
          <table:table-cell office:value-type="string" calcext:value-type="string">
            <text:p><text:a xlink:href="https://github.com/pasqualerossi/42-Piscine/blob/main/C00%20-%20C07%20Piscine%20Projects/c00/ex05%20-%20ft_print_comb/ft_print_comb.c" xlink:type="simple">ex05: ft_print_comb</text:a> - Combine Numbers into Different Double Combination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<text:a xlink:href="" xlink:type="simple">ft_strlen</text:a></text:p>
          </table:table-cell>
          <table:table-cell office:value-type="string" calcext:value-type="string">
            <text:p>Calculate the length of a string.</text:p>
          </table:table-cell>
          <table:table-cell table:formula="of:=VLOOKUP([.B14];[.$F$6:.$F$33];1;0)" office:value-type="string" office:string-value="ft_strlen" calcext:value-type="string">
            <text:p>ft_strlen</text:p>
          </table:table-cell>
          <table:table-cell table:style-name="ce4"/>
          <table:table-cell table:style-name="ce4" office:value-type="string" calcext:value-type="string">
            <text:p>ft_is_negative</text:p>
          </table:table-cell>
          <table:table-cell office:value-type="string" calcext:value-type="string">
            <text:p>Note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strlcat</text:a></text:p>
          </table:table-cell>
          <table:table-cell office:value-type="string" calcext:value-type="string">
            <text:p>Concatenate strings with length restrictions.</text:p>
          </table:table-cell>
          <table:table-cell table:formula="of:=VLOOKUP([.B15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ft_ft</text:p>
          </table:table-cell>
          <table:table-cell office:value-type="string" calcext:value-type="string">
            <text:p>ex00 - ex05 is the mininum needed to pass C00.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strchr</text:a></text:p>
          </table:table-cell>
          <table:table-cell office:value-type="string" calcext:value-type="string">
            <text:p>Locate first occurrence of character in string.</text:p>
          </table:table-cell>
          <table:table-cell table:formula="of:=VLOOKUP([.B16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ft_swap</text:p>
          </table:table-cell>
          <table:table-cell table:style-name="ce2" office:value-type="string" calcext:value-type="string">
            <text:p><text:a xlink:href="https://github.com/pasqualerossi/42-Piscine/tree/main/C00%20-%20C07%20Piscine%20Projects/c01" xlink:type="simple">C01</text:a> - Pointers and If Statements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strrchr</text:a></text:p>
          </table:table-cell>
          <table:table-cell office:value-type="string" calcext:value-type="string">
            <text:p>Locate last occurrence of character in string.</text:p>
          </table:table-cell>
          <table:table-cell table:formula="of:=VLOOKUP([.B17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ft_div_mod</text:p>
          </table:table-cell>
          <table:table-cell office:value-type="string" calcext:value-type="string">
            <text:p><text:a xlink:href="https://github.com/pasqualerossi/42-Piscine/blob/main/README.md#c01---pointers-and-if-statements" xlink:type="simple"> </text:a>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strncmp</text:a></text:p>
          </table:table-cell>
          <table:table-cell office:value-type="string" calcext:value-type="string">
            <text:p>Compare two strings up to a certain number of characters.</text:p>
          </table:table-cell>
          <table:table-cell table:formula="of:=VLOOKUP([.B18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ft_iterative_factorial</text:p>
          </table:table-cell>
          <table:table-cell office:value-type="string" calcext:value-type="string">
            <text:p><text:a xlink:href="https://github.com/pasqualerossi/42-Piscine/blob/main/C00%20-%20C07%20Piscine%20Projects/c01/ex00%20-%20ft_ft/ft_ft.c" xlink:type="simple">ex00: ft_ft</text:a> - Make a Pointer to 4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<text:a xlink:href="" xlink:type="simple">ft_strnstr</text:a></text:p>
          </table:table-cell>
          <table:table-cell office:value-type="string" calcext:value-type="string">
            <text:p>Locate a substring within a string up to a certain number of characters.</text:p>
          </table:table-cell>
          <table:table-cell table:formula="of:=VLOOKUP([.B19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ft_recursive_factorial</text:p>
          </table:table-cell>
          <table:table-cell office:value-type="string" calcext:value-type="string">
            <text:p><text:a xlink:href="https://github.com/pasqualerossi/42-Piscine/blob/main/C00%20-%20C07%20Piscine%20Projects/c01/ex01%20-%20ft_ultimate_ft/ft_ultimate_ft.c" xlink:type="simple">ex01: ft_ultimate_ft</text:a> - Make a Pointer to a Pointer to a...to 42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<text:a xlink:href="" xlink:type="simple">ft_strdup</text:a></text:p>
          </table:table-cell>
          <table:table-cell office:value-type="string" calcext:value-type="string">
            <text:p>Duplicate a string.</text:p>
          </table:table-cell>
          <table:table-cell table:formula="of:=VLOOKUP([.B20];[.$F$6:.$F$33];1;0)" office:value-type="string" office:string-value="ft_strdup" calcext:value-type="string">
            <text:p>ft_strdup</text:p>
          </table:table-cell>
          <table:table-cell table:style-name="ce4"/>
          <table:table-cell table:style-name="ce4" office:value-type="string" calcext:value-type="string">
            <text:p>ft_sqrt</text:p>
          </table:table-cell>
          <table:table-cell office:value-type="string" calcext:value-type="string">
            <text:p><text:a xlink:href="https://github.com/pasqualerossi/42-Piscine/blob/main/C00%20-%20C07%20Piscine%20Projects/c01/ex02%20-%20ft_swap/ft_swap.c" xlink:type="simple">ex02: ft_swap</text:a> - Swap Two Values, Using a Temporary Variable</text:p>
          </table:table-cell>
          <table:table-cell table:number-columns-repeated="16377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String Manipulation (Custom: libft.h)</text:p>
          </table:table-cell>
          <table:covered-table-cell table:style-name="Default"/>
          <table:table-cell table:formula="of:=VLOOKUP([.B21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ft_putstr</text:p>
          </table:table-cell>
          <table:table-cell office:value-type="string" calcext:value-type="string">
            <text:p><text:a xlink:href="https://github.com/pasqualerossi/42-Piscine/blob/main/C00%20-%20C07%20Piscine%20Projects/c01/ex03%20-%20ft_div_mod/ft_div_mod.c" xlink:type="simple">ex03: ft_div_mod</text:a> - Use Div and Mod to Return a Value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substr</text:a></text:p>
          </table:table-cell>
          <table:table-cell office:value-type="string" calcext:value-type="string">
            <text:p>Create a substring from a given string.</text:p>
          </table:table-cell>
          <table:table-cell table:formula="of:=VLOOKUP([.B22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ft_strlen</text:p>
          </table:table-cell>
          <table:table-cell office:value-type="string" calcext:value-type="string">
            <text:p><text:a xlink:href="https://github.com/pasqualerossi/42-Piscine/blob/main/C00%20-%20C07%20Piscine%20Projects/c01/ex04%20-%20ft_ultimate_div_mod/ft_ultimate_div_mod.c" xlink:type="simple">ex04: ft_ultimate_div_mod</text:a> - Store Values, Swap Them, use Div and Mod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<text:a xlink:href="" xlink:type="simple">ft_strjoin</text:a></text:p>
          </table:table-cell>
          <table:table-cell office:value-type="string" calcext:value-type="string">
            <text:p>Concatenate two strings.</text:p>
          </table:table-cell>
          <table:table-cell table:formula="of:=VLOOKUP([.B23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ft_strcmp</text:p>
          </table:table-cell>
          <table:table-cell office:value-type="string" calcext:value-type="string">
            <text:p><text:a xlink:href="https://github.com/pasqualerossi/42-Piscine/blob/main/C00%20-%20C07%20Piscine%20Projects/c01/ex05%20-%20ft_putstr/ft_putstr.c" xlink:type="simple">ex05: ft_putstr</text:a> - Write a String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strtrim</text:a></text:p>
          </table:table-cell>
          <table:table-cell office:value-type="string" calcext:value-type="string">
            <text:p>Trim leading and trailing whitespace from a string.</text:p>
          </table:table-cell>
          <table:table-cell table:formula="of:=VLOOKUP([.B24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ft_print_params</text:p>
          </table:table-cell>
          <table:table-cell office:value-type="string" calcext:value-type="string">
            <text:p><text:a xlink:href="https://github.com/pasqualerossi/42-Piscine/blob/main/C00%20-%20C07%20Piscine%20Projects/c01/ex06%20-%20ft_strlen/ft_strlen.c" xlink:type="simple">ex06: ft_strlen</text:a> - Get the Length of a String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split</text:a></text:p>
          </table:table-cell>
          <table:table-cell office:value-type="string" calcext:value-type="string">
            <text:p>Split a string into an array of strings based on a delimiter.</text:p>
          </table:table-cell>
          <table:table-cell table:formula="of:=VLOOKUP([.B25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ft_sort_params</text:p>
          </table:table-cell>
          <table:table-cell office:value-type="string" calcext:value-type="string">
            <text:p>Not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<text:a xlink:href="" xlink:type="simple">ft_itoa</text:a></text:p>
          </table:table-cell>
          <table:table-cell office:value-type="string" calcext:value-type="string">
            <text:p>Convert an integer to a string.</text:p>
          </table:table-cell>
          <table:table-cell table:formula="of:=VLOOKUP([.B26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ft_strdup</text:p>
          </table:table-cell>
          <table:table-cell office:value-type="string" calcext:value-type="string">
            <text:p>ex00 - ex06 is the mininum needed to pass C01.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<text:a xlink:href="" xlink:type="simple">ft_strmapi</text:a></text:p>
          </table:table-cell>
          <table:table-cell office:value-type="string" calcext:value-type="string">
            <text:p>Apply a function to each character of a string to create a new string.</text:p>
          </table:table-cell>
          <table:table-cell table:formula="of:=VLOOKUP([.B27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ft_range</text:p>
          </table:table-cell>
          <table:table-cell table:style-name="ce2" office:value-type="string" calcext:value-type="string">
            <text:p><text:a xlink:href="https://github.com/pasqualerossi/42-Piscine/tree/main/C00%20-%20C07%20Piscine%20Projects/c02" xlink:type="simple">C02</text:a> - Introduction To Strings and Arrays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striteri</text:a></text:p>
          </table:table-cell>
          <table:table-cell office:value-type="string" calcext:value-type="string">
            <text:p>Apply a function to each character of a string.</text:p>
          </table:table-cell>
          <table:table-cell table:formula="of:=VLOOKUP([.B28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ft_abs.h</text:p>
          </table:table-cell>
          <table:table-cell office:value-type="string" calcext:value-type="string">
            <text:p><text:a xlink:href="https://github.com/pasqualerossi/42-Piscine/blob/main/README.md#c02---introduction-to-strings-and-arrays" xlink:type="simple"> </text:a></text:p>
          </table:table-cell>
          <table:table-cell table:number-columns-repeated="16377"/>
        </table:table-row>
        <table:table-row table:style-name="ro3">
          <table:table-cell/>
          <table:table-cell table:style-name="ce2" office:value-type="string" calcext:value-type="string" table:number-columns-spanned="2" table:number-rows-spanned="1">
            <text:p>Other Functions</text:p>
          </table:table-cell>
          <table:covered-table-cell table:style-name="Default"/>
          <table:table-cell table:formula="of:=VLOOKUP([.B29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ft_point.h</text:p>
          </table:table-cell>
          <table:table-cell office:value-type="string" calcext:value-type="string">
            <text:p><text:a xlink:href="https://github.com/pasqualerossi/42-Piscine/blob/main/C00%20-%20C07%20Piscine%20Projects/c02/ex00%20-%20ft_strcpy/ft_strcpy.c" xlink:type="simple">ex00: ft_strcpy</text:a> - Copy a String</text:p>
          </table:table-cell>
          <table:table-cell table:number-columns-repeated="16377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Memory Manipulation (string.h, stdlib.h)</text:p>
          </table:table-cell>
          <table:covered-table-cell table:style-name="Default"/>
          <table:table-cell table:formula="of:=VLOOKUP([.B30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Makefile</text:p>
          </table:table-cell>
          <table:table-cell office:value-type="string" calcext:value-type="string">
            <text:p><text:a xlink:href="https://github.com/pasqualerossi/42-Piscine/blob/main/C00%20-%20C07%20Piscine%20Projects/c02/ex01%20-%20ft_strncpy/ft_strncpy.c" xlink:type="simple">ex01: ft_strncpy</text:a> - String Copy With an Unsigned Int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memset</text:a></text:p>
          </table:table-cell>
          <table:table-cell office:value-type="string" calcext:value-type="string">
            <text:p>Fill block of memory with a byte.</text:p>
          </table:table-cell>
          <table:table-cell table:formula="of:=VLOOKUP([.B31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ft_foreach</text:p>
          </table:table-cell>
          <table:table-cell office:value-type="string" calcext:value-type="string">
            <text:p><text:a xlink:href="https://github.com/pasqualerossi/42-Piscine/blob/main/C00%20-%20C07%20Piscine%20Projects/c02/ex02%20-%20ft_str_is_alpha/ft_str_is_alpha.c" xlink:type="simple">ex02: ft_str_is_alpha</text:a> - Conditional Statements using Array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<text:a xlink:href="" xlink:type="simple">ft_bzero</text:a></text:p>
          </table:table-cell>
          <table:table-cell office:value-type="string" calcext:value-type="string">
            <text:p>Zero a byte string.</text:p>
          </table:table-cell>
          <table:table-cell table:formula="of:=VLOOKUP([.B32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ft_count_if</text:p>
          </table:table-cell>
          <table:table-cell office:value-type="string" calcext:value-type="string">
            <text:p><text:a xlink:href="https://github.com/pasqualerossi/42-Piscine/blob/main/C00%20-%20C07%20Piscine%20Projects/c02/ex03%20-%20ft_str_is_numeric/ft_str_is_numeric.c" xlink:type="simple">ex03: ft_str_is_numeric</text:a> - Check a String is Number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<text:a xlink:href="" xlink:type="simple">ft_memcpy</text:a></text:p>
          </table:table-cell>
          <table:table-cell office:value-type="string" calcext:value-type="string">
            <text:p>Copy block of memory.</text:p>
          </table:table-cell>
          <table:table-cell table:formula="of:=VLOOKUP([.B33];[.$F$6:.$F$33];1;0)" office:value-type="string" office:string-value="" calcext:value-type="error">
            <text:p>#N/A</text:p>
          </table:table-cell>
          <table:table-cell table:style-name="ce4"/>
          <table:table-cell table:style-name="ce4" office:value-type="string" calcext:value-type="string">
            <text:p>display_file</text:p>
          </table:table-cell>
          <table:table-cell office:value-type="string" calcext:value-type="string">
            <text:p><text:a xlink:href="https://github.com/pasqualerossi/42-Piscine/blob/main/C00%20-%20C07%20Piscine%20Projects/c02/ex04%20-%20ft_str_is_lowercase/ft_str_is_lowercase.c" xlink:type="simple">ex04: ft_str_is_lowercase</text:a> - Check a String is Lowercas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<text:a xlink:href="" xlink:type="simple">ft_memmove</text:a></text:p>
          </table:table-cell>
          <table:table-cell office:value-type="string" calcext:value-type="string">
            <text:p>Move block of memory.</text:p>
          </table:table-cell>
          <table:table-cell table:formula="of:=VLOOKUP([.B34];[.$F$6:.$F$33];1;0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2/ex05%20-%20ft_str_is_uppercase/ft_str_is_uppercase.c" xlink:type="simple">ex05: ft_str_is_uppercase</text:a> - Check a String is Uppercase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memchr</text:a></text:p>
          </table:table-cell>
          <table:table-cell office:value-type="string" calcext:value-type="string">
            <text:p>Locate character in block of memory.</text:p>
          </table:table-cell>
          <table:table-cell table:formula="of:=VLOOKUP([.B35];[.$F$6:.$F$33];1;0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2/ex06%20-%20ft_str_is_printable/ft_str_is_printable.c" xlink:type="simple">ex06: ft_str_is_printable</text:a> - Check a String is Printable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memcmp</text:a></text:p>
          </table:table-cell>
          <table:table-cell office:value-type="string" calcext:value-type="string">
            <text:p>Compare two blocks of memory.</text:p>
          </table:table-cell>
          <table:table-cell table:formula="of:=VLOOKUP([.B36];[.$F$6:.$F$33];1;0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2/ex07%20-%20ft_strupcase/ft_strupcase.c" xlink:type="simple">ex07: ft_strupcase</text:a> - Make a String Uppercase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calloc</text:a></text:p>
          </table:table-cell>
          <table:table-cell office:value-type="string" calcext:value-type="string">
            <text:p>Allocate and zero-initialize array.</text:p>
          </table:table-cell>
          <table:table-cell table:formula="of:=VLOOKUP([.B37];[.$F$6:.$F$33];1;0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2/ex08%20-%20ft_strlowcase/ft_strlowcase.c" xlink:type="simple">ex08: ft_strlowcase</text:a> - Make a String Lowercase</text:p>
          </table:table-cell>
          <table:table-cell table:number-columns-repeated="16377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Conversions (stdlib.h)</text:p>
          </table:table-cell>
          <table:covered-table-cell table:style-name="Default"/>
          <table:table-cell table:formula="of:=VLOOKUP([.B38];[.$F$6:.$F$33];1;0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<text:a xlink:href="" xlink:type="simple">ft_atoi</text:a></text:p>
          </table:table-cell>
          <table:table-cell office:value-type="string" calcext:value-type="string">
            <text:p>Convert a string to an integer.</text:p>
          </table:table-cell>
          <table:table-cell table:formula="of:=VLOOKUP([.B39];[.$F$6:.$F$33];1;0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ex00 - ex08 is the mininum needed to pass C02.</text:p>
          </table:table-cell>
          <table:table-cell table:number-columns-repeated="16377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I/O File Descriptors (unistd.h)</text:p>
          </table:table-cell>
          <table:covered-table-cell table:style-name="Default"/>
          <table:table-cell table:formula="of:=VLOOKUP([.B40];[.$F$6:.$F$33];1;0)" office:value-type="string" office:string-value="" calcext:value-type="error">
            <text:p>#N/A</text:p>
          </table:table-cell>
          <table:table-cell table:number-columns-repeated="2"/>
          <table:table-cell table:style-name="ce2" office:value-type="string" calcext:value-type="string">
            <text:p><text:a xlink:href="https://github.com/pasqualerossi/42-Piscine/tree/main/C00%20-%20C07%20Piscine%20Projects/c03" xlink:type="simple">C03</text:a> - String Functions, Manipulation and Concatanation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putchar_fd</text:a></text:p>
          </table:table-cell>
          <table:table-cell office:value-type="string" calcext:value-type="string">
            <text:p>Output a character to a file descriptor.</text:p>
          </table:table-cell>
          <table:table-cell table:formula="of:=VLOOKUP([.B41];[.$F$6:.$F$33];1;0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<text:a xlink:href="https://github.com/pasqualerossi/42-Piscine/blob/main/README.md#c03---string-functions-manipulation-and-concatanation" xlink:type="simple"> </text:a>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putstr_fd</text:a></text:p>
          </table:table-cell>
          <table:table-cell office:value-type="string" calcext:value-type="string">
            <text:p>Output a string to a file descriptor.</text:p>
          </table:table-cell>
          <table:table-cell table:formula="of:=VLOOKUP([.B42];[.$F$6:.$F$33];1;0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<text:a xlink:href="https://github.com/pasqualerossi/42-Piscine/tree/main/C00%20-%20C07%20Piscine%20Projects/c03/ex00%20-%20ft_strcmp/ft_strcmp.c" xlink:type="simple">ex00: ft_strcmp</text:a> - Compare Two Strings, Returning a Value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<text:a xlink:href="" xlink:type="simple">ft_putendl_fd</text:a></text:p>
          </table:table-cell>
          <table:table-cell office:value-type="string" calcext:value-type="string">
            <text:p>Output a string to a file descriptor, followed by a newline.</text:p>
          </table:table-cell>
          <table:table-cell table:formula="of:=VLOOKUP([.B43];[.$F$6:.$F$33];1;0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3/ex01%20-%20ft_strncmp/ft_strncmp.c" xlink:type="simple">ex01: ft_strncmp</text:a> - Compare Two Strings, Returning a Value, Using Unsigned Ints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putnbr_fd</text:a></text:p>
          </table:table-cell>
          <table:table-cell office:value-type="string" calcext:value-type="string">
            <text:p>Output an integer to a file descriptor.</text:p>
          </table:table-cell>
          <table:table-cell table:formula="of:=VLOOKUP([.B44];[.$F$6:.$F$33];1;0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3/ex02%20-%20ft_strcat/ft_strcat.c" xlink:type="simple">ex02: ft_strcat</text:a> - Concatanate Two Strings</text:p>
          </table:table-cell>
          <table:table-cell table:number-columns-repeated="16377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Linked List Operations (Custom: libft.h)</text:p>
          </table:table-cell>
          <table:covered-table-cell table:style-name="Default"/>
          <table:table-cell table:formula="of:=VLOOKUP([.B45];[.$F$6:.$F$33];1;0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3/ex03%20-%20ft_strncat/ft_strncat.c" xlink:type="simple">ex03: ft_strncat</text:a> - Concatanate Two Strings, Using Unsigned Int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<text:a xlink:href="" xlink:type="simple">ft_lstnew</text:a></text:p>
          </table:table-cell>
          <table:table-cell office:value-type="string" calcext:value-type="string">
            <text:p>Create a new list element.</text:p>
          </table:table-cell>
          <table:table-cell table:formula="of:=VLOOKUP([.B46];[.$F$6:.$F$33];1;0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lstadd_front</text:a></text:p>
          </table:table-cell>
          <table:table-cell office:value-type="string" calcext:value-type="string">
            <text:p>Add a new element at the beginning of a list.</text:p>
          </table:table-cell>
          <table:table-cell table:formula="of:=VLOOKUP([.B47];[.$F$6:.$F$33];1;0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ex00 - ex03 is the mininum needed to pass C03.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lstsize</text:a></text:p>
          </table:table-cell>
          <table:table-cell office:value-type="string" calcext:value-type="string">
            <text:p>Count the number of elements in a list.</text:p>
          </table:table-cell>
          <table:table-cell table:formula="of:=VLOOKUP([.B48];[.$F$6:.$F$33];1;0)" office:value-type="string" office:string-value="" calcext:value-type="error">
            <text:p>#N/A</text:p>
          </table:table-cell>
          <table:table-cell table:number-columns-repeated="2"/>
          <table:table-cell table:style-name="ce2" office:value-type="string" calcext:value-type="string">
            <text:p><text:a xlink:href="https://github.com/pasqualerossi/42-Piscine/tree/main/C00%20-%20C07%20Piscine%20Projects/c04" xlink:type="simple">C04</text:a> - Analysing String Qualities and Manipulating Int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<text:a xlink:href="" xlink:type="simple">ft_lstlast</text:a></text:p>
          </table:table-cell>
          <table:table-cell office:value-type="string" calcext:value-type="string">
            <text:p>Find the last element of a list.</text:p>
          </table:table-cell>
          <table:table-cell table:formula="of:=VLOOKUP([.B49];[.$F$6:.$F$33];1;0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<text:a xlink:href="https://github.com/pasqualerossi/42-Piscine/blob/main/README.md#c04---analysing-string-qualities-and-manipulating-ints" xlink:type="simple"> </text:a>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lstadd_back</text:a></text:p>
          </table:table-cell>
          <table:table-cell office:value-type="string" calcext:value-type="string">
            <text:p>Add a new element at the end of a list.</text:p>
          </table:table-cell>
          <table:table-cell table:formula="of:=VLOOKUP([.B50];[.$F$6:.$F$33];1;0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4/ex00%20-%20ft_strlen/ft_strlen.c" xlink:type="simple">ex00: ft_strlen</text:a> - Get the Length of a String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<text:a xlink:href="" xlink:type="simple">ft_lstdelone</text:a></text:p>
          </table:table-cell>
          <table:table-cell office:value-type="string" calcext:value-type="string">
            <text:p>Delete a list element.</text:p>
          </table:table-cell>
          <table:table-cell table:formula="of:=VLOOKUP([.B51];[.$F$6:.$F$33];1;0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4/ex01%20-%20ft_putstr/ft_putstr.c" xlink:type="simple">ex01: ft_putstr</text:a> - Print a String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<text:a xlink:href="" xlink:type="simple">ft_lstclear</text:a></text:p>
          </table:table-cell>
          <table:table-cell office:value-type="string" calcext:value-type="string">
            <text:p>Delete all elements of a list.</text:p>
          </table:table-cell>
          <table:table-cell table:formula="of:=VLOOKUP([.B52];[.$F$6:.$F$33];1;0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4/ex02%20-%20ft_putnbr/ft_putnbr.c" xlink:type="simple">ex02: ft_putnbr</text:a> - Print Any Number Within The Max / Min Int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<text:a xlink:href="" xlink:type="simple">ft_lstiter</text:a></text:p>
          </table:table-cell>
          <table:table-cell office:value-type="string" calcext:value-type="string">
            <text:p>Apply a function to each element of a list.</text:p>
          </table:table-cell>
          <table:table-cell table:formula="of:=VLOOKUP([.B53];[.$F$6:.$F$33];1;0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<text:a xlink:href="" xlink:type="simple">ft_lstmap</text:a></text:p>
          </table:table-cell>
          <table:table-cell office:value-type="string" calcext:value-type="string">
            <text:p>Apply a function to each element of a list and create a new list from the results.</text:p>
          </table:table-cell>
          <table:table-cell table:formula="of:=VLOOKUP([.B54];[.$F$6:.$F$33];1;0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ex00 - ex02 is the mininum needed to pass C04.</text:p>
          </table:table-cell>
          <table:table-cell table:number-columns-repeated="16377"/>
        </table:table-row>
        <table:table-row table:style-name="ro3">
          <table:table-cell/>
          <table:table-cell table:style-name="ce5" table:number-columns-spanned="2" table:number-rows-spanned="1"/>
          <table:covered-table-cell table:style-name="Default"/>
          <table:table-cell table:style-name="Default"/>
          <table:table-cell table:number-columns-repeated="2"/>
          <table:table-cell table:style-name="ce2" office:value-type="string" calcext:value-type="string">
            <text:p><text:a xlink:href="https://github.com/pasqualerossi/42-Piscine/tree/main/C00%20-%20C07%20Piscine%20Projects/c05" xlink:type="simple">C05</text:a> - Mathematical Concepts in C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<text:a xlink:href="https://github.com/pasqualerossi/42-Piscine/blob/main/README.md#c05---mathematical-concepts-in-c" xlink:type="simple"> </text:a>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5/ex00%20-%20ft_iterative_factorial/ft_iterative_factorial.c" xlink:type="simple">ex00: ft_iterative_factorial</text:a> - Create a Program that Generates Iterative Factorials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5/ex01%20-%20ft_recursive_factorial/ft_recursive_factorial.c" xlink:type="simple">ex01: ft_recursive_factorial</text:a> - Generate Recursive Factorials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5/ex02%20-%20ft_iterative_power/ft_iterative_power.c" xlink:type="simple">ex02: ft_iterative_power</text:a> - Generate Iterative Powers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5/ex03%20-%20ft_recursive_power/ft_recursive_power.c" xlink:type="simple">ex03: ft_recursive_power</text:a> - Generate Recursive Powers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5/ex04%20-%20ft_fibonacci/ft_fibonacci.c" xlink:type="simple">ex04: ft_fibonacci</text:a> - Generate the Fibbonnacci Sequence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5/ex05%20-%20ft_sqrt/ft_sqrt.c" xlink:type="simple">ex05: ft_sqrt</text:a> - Find the Square Root of a Given Number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Note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ex00 - ex05 is the mininum needed to pass C05.</text:p>
          </table:table-cell>
          <table:table-cell table:number-columns-repeated="16377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a xlink:href="https://github.com/pasqualerossi/42-Piscine/tree/main/C00%20-%20C07%20Piscine%20Projects/c06" xlink:type="simple">C06</text:a> - Understanding Argc and Argv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<text:a xlink:href="https://github.com/pasqualerossi/42-Piscine/blob/main/README.md#c06---understanding-argc-and-argv" xlink:type="simple"> </text:a>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6/ex00%20-%20ft_print_program_name/ft_print_program_name.c" xlink:type="simple">ex00: ft_print_program_name</text:a> - Print the Name of a Program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6/ex01%20-%20ft_print_params/ft_print_params.c" xlink:type="simple">ex01: ft_print_params</text:a> - Print Parameters of a Program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6/ex02%20-%20ft_rev_params/ft_rev_params.c" xlink:type="simple">ex02: ft_rev_params</text:a> - Print Parameters of a Program in Reverse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Note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ex00 - ex02 is the mininum needed to pass C06.</text:p>
          </table:table-cell>
          <table:table-cell table:number-columns-repeated="16377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a xlink:href="https://github.com/pasqualerossi/42-Piscine/tree/main/C00%20-%20C07%20Piscine%20Projects/c07" xlink:type="simple">C07</text:a> - Memory Allocation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<text:a xlink:href="https://github.com/pasqualerossi/42-Piscine/blob/main/README.md#c07---memory-allocation" xlink:type="simple"> </text:a>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7/ex00%20-%20ft_strdup/ft_strdup.c" xlink:type="simple">ex00: ft_strdup</text:a> - Duplicate a String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7/ex01%20-%20ft_range/ft_range.c" xlink:type="simple">ex01: ft_range</text:a> - Return a Range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7/ex02%20-%20ft_ultimate_range/ft_ultimate_range.c" xlink:type="simple">ex02: ft_ultimate_range</text:a> - Return the Length of a Range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<text:a xlink:href="https://github.com/pasqualerossi/42-Piscine/blob/main/C00%20-%20C07%20Piscine%20Projects/c07/ex03%20-%20ft_strjoin/ft_strjoin.c" xlink:type="simple">ex03: ft_strjoin</text:a> - Join Two Strings Together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Note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ex00 - ex03 is the mininum needed to pass C07.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4:37:07.976300278</meta:creation-date>
    <dc:date>2024-06-24T15:49:44.471711549</dc:date>
    <meta:editing-duration>PT46M15S</meta:editing-duration>
    <meta:editing-cycles>3</meta:editing-cycles>
    <meta:generator>LibreOffice/24.2.3.2$Linux_X86_64 LibreOffice_project/420$Build-2</meta:generator>
    <meta:document-statistic meta:table-count="1" meta:cell-count="248" meta:object-count="0"/>
  </office:meta>
</office:document-meta>
</file>